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4553" officeooo:paragraph-rsid="00464553"/>
    </style:style>
    <style:style style:name="P26" style:family="paragraph" style:parent-style-name="Table_20_Contents">
      <style:text-properties officeooo:rsid="004672df" officeooo:paragraph-rsid="004672df"/>
    </style:style>
    <style:style style:name="P27" style:family="paragraph" style:parent-style-name="Table_20_Contents">
      <style:text-properties officeooo:rsid="0046d507" officeooo:paragraph-rsid="0046d507"/>
    </style:style>
    <style:style style:name="P28" style:family="paragraph" style:parent-style-name="Table_20_Contents">
      <style:text-properties officeooo:rsid="0048389d" officeooo:paragraph-rsid="0048389d"/>
    </style:style>
    <style:style style:name="P29" style:family="paragraph" style:parent-style-name="Standard">
      <style:text-properties officeooo:rsid="0014268c"/>
    </style:style>
    <style:style style:name="P30" style:family="paragraph" style:parent-style-name="Standard">
      <style:text-properties officeooo:rsid="0022cb1b" officeooo:paragraph-rsid="0022cb1b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33" style:family="paragraph" style:parent-style-name="Standard">
      <style:text-properties officeooo:rsid="002faf0b" officeooo:paragraph-rsid="002faf0b"/>
    </style:style>
    <style:style style:name="P34" style:family="paragraph" style:parent-style-name="Text_20_body">
      <style:text-properties officeooo:rsid="00296d75" officeooo:paragraph-rsid="00296d75"/>
    </style:style>
    <style:style style:name="P35" style:family="paragraph" style:parent-style-name="Text_20_body">
      <style:text-properties officeooo:rsid="002af4cb" officeooo:paragraph-rsid="002af4cb"/>
    </style:style>
    <style:style style:name="P36" style:family="paragraph" style:parent-style-name="Text_20_body">
      <style:text-properties officeooo:paragraph-rsid="00319fd8"/>
    </style:style>
    <style:style style:name="P37" style:family="paragraph" style:parent-style-name="Text_20_body">
      <style:text-properties officeooo:rsid="0032e4cf" officeooo:paragraph-rsid="0032e4cf"/>
    </style:style>
    <style:style style:name="P38" style:family="paragraph" style:parent-style-name="Text_20_body">
      <style:text-properties officeooo:paragraph-rsid="002c90bf"/>
    </style:style>
    <style:style style:name="P39" style:family="paragraph" style:parent-style-name="Text_20_body">
      <style:text-properties officeooo:rsid="003ec0ad" officeooo:paragraph-rsid="003ec0ad"/>
    </style:style>
    <style:style style:name="P40" style:family="paragraph" style:parent-style-name="Heading_20_3">
      <style:text-properties officeooo:rsid="0022cb1b" officeooo:paragraph-rsid="0022cb1b"/>
    </style:style>
    <style:style style:name="P41" style:family="paragraph" style:parent-style-name="Heading_20_3">
      <style:text-properties officeooo:rsid="0032e4cf" officeooo:paragraph-rsid="0032e4cf"/>
    </style:style>
    <style:style style:name="P42" style:family="paragraph" style:parent-style-name="Heading_20_3">
      <style:text-properties officeooo:rsid="00319fd8" officeooo:paragraph-rsid="00319fd8"/>
    </style:style>
    <style:style style:name="P43" style:family="paragraph" style:parent-style-name="Table_20_Contents">
      <style:text-properties officeooo:rsid="0014268c" officeooo:paragraph-rsid="0014268c"/>
    </style:style>
    <style:style style:name="P44" style:family="paragraph" style:parent-style-name="Table_20_Contents">
      <style:text-properties officeooo:rsid="004a4903" officeooo:paragraph-rsid="004a4903"/>
    </style:style>
    <style:style style:name="P45" style:family="paragraph" style:parent-style-name="Table_20_Contents">
      <style:text-properties officeooo:rsid="0048389d" officeooo:paragraph-rsid="0048389d"/>
    </style:style>
    <style:style style:name="P46" style:family="paragraph" style:parent-style-name="Table_20_Contents">
      <style:text-properties officeooo:rsid="004a9b6e" officeooo:paragraph-rsid="004a9b6e"/>
    </style:style>
    <style:style style:name="P47" style:family="paragraph" style:parent-style-name="Table_20_Contents">
      <style:text-properties officeooo:rsid="004b54e6" officeooo:paragraph-rsid="004b54e6"/>
    </style:style>
    <style:style style:name="P48" style:family="paragraph" style:parent-style-name="Table_20_Contents">
      <style:text-properties officeooo:rsid="0017c7c9" officeooo:paragraph-rsid="0017c7c9"/>
    </style:style>
    <style:style style:name="P49" style:family="paragraph" style:parent-style-name="Table_20_Contents">
      <style:text-properties officeooo:rsid="003e83e0" officeooo:paragraph-rsid="003e83e0"/>
    </style:style>
    <style:style style:name="P50" style:family="paragraph" style:parent-style-name="Table_20_Contents">
      <style:text-properties officeooo:rsid="004dec28" officeooo:paragraph-rsid="004dec28"/>
    </style:style>
    <style:style style:name="P51" style:family="paragraph" style:parent-style-name="Table_20_Contents">
      <style:text-properties officeooo:rsid="004fd89d" officeooo:paragraph-rsid="004fd89d"/>
    </style:style>
    <style:style style:name="P52" style:family="paragraph" style:parent-style-name="Table_20_Contents">
      <style:text-properties officeooo:rsid="00515867" officeooo:paragraph-rsid="00515867"/>
    </style:style>
    <style:style style:name="P53" style:family="paragraph" style:parent-style-name="Text_20_body" style:list-style-name="L1">
      <style:text-properties officeooo:rsid="0032e4cf" officeooo:paragraph-rsid="0032e4cf"/>
    </style:style>
    <style:style style:name="P54" style:family="paragraph" style:parent-style-name="Text_20_body">
      <style:paragraph-properties fo:break-before="page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  <style:style style:name="T9" style:family="text">
      <style:text-properties officeooo:rsid="0032e4cf"/>
    </style:style>
    <style:style style:name="T10" style:family="text">
      <style:text-properties officeooo:rsid="00359d88"/>
    </style:style>
    <style:style style:name="T11" style:family="text">
      <style:text-properties officeooo:rsid="003664d2"/>
    </style:style>
    <style:style style:name="T12" style:family="text">
      <style:text-properties officeooo:rsid="004672df"/>
    </style:style>
    <style:style style:name="T13" style:family="text">
      <style:text-properties officeooo:rsid="0048389d"/>
    </style:style>
    <style:style style:name="T14" style:family="text">
      <style:text-properties officeooo:rsid="004909e1"/>
    </style:style>
    <style:style style:name="T15" style:family="text">
      <style:text-properties officeooo:rsid="004a9b6e"/>
    </style:style>
    <style:style style:name="T16" style:family="text">
      <style:text-properties officeooo:rsid="0051d220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7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8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3">Kitten on the Tracks</text:h>
      <text:h text:style-name="Heading_20_3" text:outline-level="3">Data model</text:h>
      <text:p text:style-name="Text_20_body"><draw:g text:anchor-type="paragraph" draw:z-index="0" draw:name="Shape1" draw:style-name="gr1"><draw:g draw:style-name="gr2" xml:id="id1" draw:id="id1"><draw:custom-shape draw:style-name="gr3" draw:text-style-name="P56" svg:width="3.857cm" svg:height="0.849cm" svg:x="0.621cm" svg:y="0.298cm"><text:p text:style-name="P55"><text:span text:style-name="T17">User</text:span></text:p><draw:enhanced-geometry svg:viewBox="0 0 21600 21600" draw:type="rectangle" draw:enhanced-path="M 0 0 L 21600 0 21600 21600 0 21600 0 0 Z N"/></draw:custom-shape><draw:custom-shape draw:style-name="gr4" draw:text-style-name="P56" svg:width="3.857cm" svg:height="0.851cm" svg:x="0.621cm" svg:y="1.146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5" draw:text-style-name="P56" svg:width="3.857cm" svg:height="0.847cm" svg:x="0.621cm" svg:y="1.996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11" draw:id="id11"><draw:custom-shape draw:style-name="gr6" draw:text-style-name="P56" svg:width="3.855cm" svg:height="0.849cm" svg:x="12.456cm" svg:y="16.462cm"><text:p text:style-name="P55"><text:span text:style-name="T17">Station</text:span></text:p><draw:enhanced-geometry svg:viewBox="0 0 21600 21600" draw:type="rectangle" draw:enhanced-path="M 0 0 L 21600 0 21600 21600 0 21600 0 0 Z N"/></draw:custom-shape><draw:custom-shape draw:style-name="gr7" draw:text-style-name="P56" svg:width="3.855cm" svg:height="0.849cm" svg:x="12.456cm" svg:y="17.31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8" draw:text-style-name="P56" svg:width="3.855cm" svg:height="0.849cm" svg:x="12.456cm" svg:y="18.159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9" draw:text-style-name="P56" svg:width="3.855cm" svg:height="0.847cm" svg:x="1.459cm" svg:y="4.342cm"><text:p text:style-name="P55"><text:span text:style-name="T17">Network</text:span></text:p><draw:enhanced-geometry svg:viewBox="0 0 21600 21600" draw:type="rectangle" draw:enhanced-path="M 0 0 L 21600 0 21600 21600 0 21600 0 0 Z N"/></draw:custom-shape><draw:custom-shape draw:style-name="gr10" draw:text-style-name="P56" svg:width="3.855cm" svg:height="0.851cm" svg:x="1.459cm" svg:y="5.189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11" draw:text-style-name="P56" svg:width="3.855cm" svg:height="0.849cm" svg:x="1.459cm" svg:y="6.039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8" draw:id="id8"><draw:custom-shape draw:style-name="gr12" draw:text-style-name="P56" svg:width="3.855cm" svg:height="0.849cm" svg:x="9.788cm" svg:y="12.139cm"><text:p text:style-name="P55"><text:span text:style-name="T17">Line</text:span></text:p><draw:enhanced-geometry svg:viewBox="0 0 21600 21600" draw:type="rectangle" draw:enhanced-path="M 0 0 L 21600 0 21600 21600 0 21600 0 0 Z N"/></draw:custom-shape><draw:custom-shape draw:style-name="gr13" draw:text-style-name="P56" svg:width="3.855cm" svg:height="0.849cm" svg:x="9.788cm" svg:y="12.987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14" draw:text-style-name="P56" svg:width="3.855cm" svg:height="0.849cm" svg:x="9.788cm" svg:y="13.836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15" draw:text-style-name="P56" svg:width="3.855cm" svg:height="0.851cm" svg:x="9.788cm" svg:y="8.218cm"><text:p text:style-name="P55"><text:span text:style-name="T17">Game</text:span></text:p><draw:enhanced-geometry svg:viewBox="0 0 21600 21600" draw:type="rectangle" draw:enhanced-path="M 0 0 L 21600 0 21600 21600 0 21600 0 0 Z N"/></draw:custom-shape><draw:custom-shape draw:style-name="gr16" draw:text-style-name="P56" svg:width="3.855cm" svg:height="0.849cm" svg:x="9.788cm" svg:y="9.068cm"><text:p text:style-name="P55"><text:span text:style-name="T18">(dat</text:span><text:span text:style-name="T18">a)</text:span></text:p><draw:enhanced-geometry svg:viewBox="0 0 21600 21600" draw:type="rectangle" draw:enhanced-path="M 0 0 L 21600 0 21600 21600 0 21600 0 0 Z N"/></draw:custom-shape><draw:custom-shape draw:style-name="gr17" draw:text-style-name="P56" svg:width="3.855cm" svg:height="0.849cm" svg:x="9.788cm" svg:y="9.916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18" draw:text-style-name="P56" svg:width="3.857cm" svg:height="0.849cm" svg:x="7.683cm" svg:y="0.213cm"><text:p text:style-name="P55"><text:span text:style-name="T17">Team</text:span></text:p><draw:enhanced-geometry svg:viewBox="0 0 21600 21600" draw:type="rectangle" draw:enhanced-path="M 0 0 L 21600 0 21600 21600 0 21600 0 0 Z N"/></draw:custom-shape><draw:custom-shape draw:style-name="gr19" draw:text-style-name="P56" svg:width="3.857cm" svg:height="0.849cm" svg:x="7.683cm" svg:y="1.061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20" draw:text-style-name="P56" svg:width="3.857cm" svg:height="0.849cm" svg:x="7.683cm" svg:y="1.91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21" draw:text-style-name="P56" svg:width="3.855cm" svg:height="0.849cm" svg:x="1.459cm" svg:y="8.2cm"><text:p text:style-name="P55"><text:span text:style-name="T17">GameTemplat</text:span><text:span text:style-name="T17">e</text:span></text:p><draw:enhanced-geometry svg:viewBox="0 0 21600 21600" draw:type="rectangle" draw:enhanced-path="M 0 0 L 21600 0 21600 21600 0 21600 0 0 Z N"/></draw:custom-shape><draw:custom-shape draw:style-name="gr22" draw:text-style-name="P56" svg:width="3.855cm" svg:height="0.849cm" svg:x="1.459cm" svg:y="9.048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23" draw:text-style-name="P56" svg:width="3.855cm" svg:height="0.847cm" svg:x="1.459cm" svg:y="9.897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24" draw:text-style-name="P56" svg:width="3.853cm" svg:height="0.851cm" svg:x="0.462cm" svg:y="12.125cm"><text:p text:style-name="P55"><text:span text:style-name="T17">Li</text:span><text:span text:style-name="T17">n</text:span><text:span text:style-name="T17">e</text:span><text:span text:style-name="T17">T</text:span><text:span text:style-name="T17">e</text:span><text:span text:style-name="T17">m</text:span><text:span text:style-name="T17">pl</text:span><text:span text:style-name="T17">at</text:span><text:span text:style-name="T17">e</text:span></text:p><draw:enhanced-geometry svg:viewBox="0 0 21600 21600" draw:type="rectangle" draw:enhanced-path="M 0 0 L 21600 0 21600 21600 0 21600 0 0 Z N"/></draw:custom-shape><draw:custom-shape draw:style-name="gr25" draw:text-style-name="P56" svg:width="3.853cm" svg:height="0.847cm" svg:x="0.462cm" svg:y="12.975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26" draw:text-style-name="P56" svg:width="3.853cm" svg:height="0.849cm" svg:x="0.462cm" svg:y="13.821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7" draw:id="id7"><draw:custom-shape draw:style-name="gr27" draw:text-style-name="P56" svg:width="3.857cm" svg:height="0.849cm" svg:x="0.451cm" svg:y="16.497cm"><text:p text:style-name="P55"><text:span text:style-name="T17">PlaceTempla</text:span><text:span text:style-name="T17">te</text:span></text:p><draw:enhanced-geometry svg:viewBox="0 0 21600 21600" draw:type="rectangle" draw:enhanced-path="M 0 0 L 21600 0 21600 21600 0 21600 0 0 Z N"/></draw:custom-shape><draw:custom-shape draw:style-name="gr28" draw:text-style-name="P56" svg:width="3.857cm" svg:height="0.847cm" svg:x="0.451cm" svg:y="17.346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29" draw:text-style-name="P56" svg:width="3.857cm" svg:height="0.851cm" svg:x="0.451cm" svg:y="18.192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9" draw:id="id9"><draw:custom-shape draw:style-name="gr30" draw:text-style-name="P56" svg:width="3.857cm" svg:height="0.847cm" svg:x="7.5cm" svg:y="16.455cm"><text:p text:style-name="P55"><text:span text:style-name="T17">LineLocation</text:span></text:p><draw:enhanced-geometry svg:viewBox="0 0 21600 21600" draw:type="rectangle" draw:enhanced-path="M 0 0 L 21600 0 21600 21600 0 21600 0 0 Z N"/></draw:custom-shape><draw:custom-shape draw:style-name="gr31" draw:text-style-name="P56" svg:width="3.857cm" svg:height="0.849cm" svg:x="7.5cm" svg:y="17.302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32" draw:text-style-name="P56" svg:width="3.857cm" svg:height="0.849cm" svg:x="7.5cm" svg:y="18.15cm"><text:p text:style-name="P55"><text:span text:style-name="T18">(methods)</text:span></text:p><draw:enhanced-geometry svg:viewBox="0 0 21600 21600" draw:type="rectangle" draw:enhanced-path="M 0 0 L 21600 0 21600 21600 0 21600 0 0 Z N"/></draw:custom-shape></draw:g><draw:g draw:style-name="gr2" xml:id="id10" draw:id="id10"><draw:custom-shape draw:style-name="gr33" draw:text-style-name="P56" svg:width="3.857cm" svg:height="0.847cm" svg:x="7.533cm" svg:y="20.013cm"><text:p text:style-name="P55"><text:span text:style-name="T17">Train</text:span></text:p><draw:enhanced-geometry svg:viewBox="0 0 21600 21600" draw:type="rectangle" draw:enhanced-path="M 0 0 L 21600 0 21600 21600 0 21600 0 0 Z N"/></draw:custom-shape><draw:custom-shape draw:style-name="gr34" draw:text-style-name="P56" svg:width="3.857cm" svg:height="0.851cm" svg:x="7.533cm" svg:y="20.859cm"><text:p text:style-name="P55"><text:span text:style-name="T18">(data)</text:span></text:p><draw:enhanced-geometry svg:viewBox="0 0 21600 21600" draw:type="rectangle" draw:enhanced-path="M 0 0 L 21600 0 21600 21600 0 21600 0 0 Z N"/></draw:custom-shape><draw:custom-shape draw:style-name="gr35" draw:text-style-name="P56" svg:width="3.857cm" svg:height="0.849cm" svg:x="7.533cm" svg:y="21.71cm"><text:p text:style-name="P55"><text:span text:style-name="T18">(methods)</text:span></text:p><draw:enhanced-geometry svg:viewBox="0 0 21600 21600" draw:type="rectangle" draw:enhanced-path="M 0 0 L 21600 0 21600 21600 0 21600 0 0 Z N"/></draw:custom-shape></draw:g><draw:connector draw:style-name="gr36" draw:text-style-name="P57" draw:type="line" svg:x1="4.477cm" svg:y1="1.57cm" svg:x2="7.684cm" svg:y2="1.485cm" draw:start-shape="id1" draw:start-glue-point="1" draw:end-shape="id2" draw:end-glue-point="3" svg:d="M4477 1570l3207-85" svg:viewBox="0 0 3209 86"><text:p/></draw:connector><draw:connector draw:style-name="gr37" draw:text-style-name="P57" draw:type="line" svg:x1="9.611cm" svg:y1="2.758cm" svg:x2="3.385cm" svg:y2="4.342cm" draw:start-shape="id2" draw:start-glue-point="2" draw:end-shape="id3" draw:end-glue-point="0" svg:d="M9611 2758l-6226 1584" svg:viewBox="0 0 6228 1586"><text:p/></draw:connector><draw:connector draw:style-name="gr38" draw:text-style-name="P57" draw:type="line" svg:x1="9.611cm" svg:y1="2.758cm" svg:x2="11.714cm" svg:y2="8.217cm" draw:start-shape="id2" draw:start-glue-point="2" draw:end-shape="id4" draw:end-glue-point="0" svg:d="M9611 2758l2103 5459" svg:viewBox="0 0 2104 5461"><text:p/></draw:connector><draw:connector draw:style-name="gr39" draw:text-style-name="P57" draw:type="line" svg:x1="3.385cm" svg:y1="6.888cm" svg:x2="3.385cm" svg:y2="8.2cm" draw:start-shape="id3" draw:start-glue-point="2" draw:end-shape="id5" draw:end-glue-point="0" svg:d="M3385 6888v1312" svg:viewBox="0 0 2 1314"><text:p/></draw:connector><draw:connector draw:style-name="gr40" draw:text-style-name="P57" svg:x1="1.459cm" svg:y1="5.614cm" svg:x2="0.462cm" svg:y2="13.397cm" draw:start-shape="id3" draw:start-glue-point="3" draw:end-shape="id6" draw:end-glue-point="3" svg:d="M1459 5614h-1498v7783h501" svg:viewBox="0 0 1499 7784"><text:p/></draw:connector><draw:connector draw:style-name="gr41" draw:text-style-name="P57" draw:type="line" svg:x1="2.388cm" svg:y1="14.67cm" svg:x2="2.379cm" svg:y2="16.498cm" draw:start-shape="id6" draw:start-glue-point="2" draw:end-shape="id7" draw:end-glue-point="0" svg:d="M2388 14670l-9 1828" svg:viewBox="0 0 11 1829"><text:p/></draw:connector><draw:connector draw:style-name="gr42" draw:text-style-name="P59" draw:type="line" svg:x1="5.313cm" svg:y1="9.472cm" svg:x2="9.788cm" svg:y2="9.491cm" draw:start-shape="id5" draw:start-glue-point="1" draw:end-shape="id4" draw:end-glue-point="3" svg:d="M5313 9472l4475 19" svg:viewBox="0 0 4477 21"><text:p text:style-name="P58"><text:span text:style-name="T19">Instantiates</text:span></text:p></draw:connector><draw:connector draw:style-name="gr43" draw:text-style-name="P57" draw:type="line" svg:x1="11.714cm" svg:y1="10.765cm" svg:x2="11.714cm" svg:y2="12.139cm" draw:start-shape="id4" draw:start-glue-point="2" draw:end-shape="id8" draw:end-glue-point="0" svg:d="M11714 10765v1374" svg:viewBox="0 0 2 1376"><text:p/></draw:connector><draw:connector draw:style-name="gr44" draw:text-style-name="P57" draw:type="line" svg:x1="11.714cm" svg:y1="14.684cm" svg:x2="9.428cm" svg:y2="16.455cm" draw:start-shape="id8" draw:start-glue-point="2" draw:end-shape="id9" draw:end-glue-point="0" svg:d="M11714 14684l-2286 1771" svg:viewBox="0 0 2288 1773"><text:p/></draw:connector><draw:connector draw:style-name="gr45" draw:text-style-name="P57" draw:type="line" svg:x1="9.428cm" svg:y1="18.998cm" svg:x2="9.462cm" svg:y2="20.012cm" draw:start-shape="id9" draw:start-glue-point="2" draw:end-shape="id10" draw:end-glue-point="0" svg:d="M9428 18998l34 1014" svg:viewBox="0 0 35 1016"><text:p/></draw:connector><draw:connector draw:style-name="gr46" draw:text-style-name="P57" draw:type="line" svg:x1="4.307cm" svg:y1="17.769cm" svg:x2="7.5cm" svg:y2="17.727cm" draw:start-shape="id7" draw:start-glue-point="1" draw:end-shape="id9" draw:end-glue-point="3" svg:d="M4307 17769l3193-42" svg:viewBox="0 0 3194 44"><text:p/></draw:connector><draw:connector draw:style-name="gr47" draw:text-style-name="P57" draw:type="line" svg:x1="11.356cm" svg:y1="17.727cm" svg:x2="12.457cm" svg:y2="17.734cm" draw:start-shape="id9" draw:start-glue-point="1" draw:end-shape="id11" draw:end-glue-point="3" svg:d="M11356 17727l1101 7" svg:viewBox="0 0 1102 9"><text:p/></draw:connector><draw:connector draw:style-name="gr48" draw:text-style-name="P57" draw:type="line" svg:x1="4.314cm" svg:y1="13.396cm" svg:x2="9.788cm" svg:y2="13.41cm" draw:start-shape="id6" draw:start-glue-point="1" draw:end-shape="id8" draw:end-glue-point="3" svg:d="M4314 13396l5474 14" svg:viewBox="0 0 5475 16"><text:p/></draw:connector><draw:connector draw:style-name="gr49" draw:text-style-name="P57" draw:type="line" svg:x1="11.714cm" svg:y1="14.684cm" svg:x2="14.383cm" svg:y2="16.462cm" draw:start-shape="id8" draw:start-glue-point="2" draw:end-shape="id11" draw:end-glue-point="0" svg:d="M11714 14684l2669 1778" svg:viewBox="0 0 2671 1780"><text:p/></draw:connector><draw:connector draw:style-name="gr50" draw:text-style-name="P57" svg:x1="11.539cm" svg:y1="1.485cm" svg:x2="13.642cm" svg:y2="13.411cm" draw:start-shape="id2" draw:start-glue-point="1" draw:end-shape="id8" draw:end-glue-point="1" svg:d="M11539 1485h2602v11926h-499" svg:viewBox="0 0 2604 11927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2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1">Network</text:p>
            <text:p text:style-name="P22">Place<text:span text:style-name="T12">Template</text:span></text:p>
          </table:table-cell>
        </table:table-row>
        <table:table-row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Network</text:p>
            <text:p text:style-name="P22">Features</text:p>
          </table:table-cell>
        </table:table-row>
        <table:table-row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3">s</text:span></text:p>
            <text:p text:style-name="P22">Lines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27">PlaceTemplate</text:p>
          </table:table-cell>
          <table:table-cell table:style-name="Table1.A2" office:value-type="string">
            <text:p text:style-name="P27">Sequence</text:p>
            <text:p text:style-name="P27">Type (station/track/depot)</text:p>
          </table:table-cell>
          <table:table-cell table:style-name="Table1.A2" office:value-type="string">
            <text:p text:style-name="P27">Instantiate</text:p>
          </table:table-cell>
          <table:table-cell table:style-name="Table1.D2" office:value-type="string">
            <text:p text:style-name="P27">Line<text:span text:style-name="T14">Template</text:span></text:p>
          </table:table-cell>
        </table:table-row>
        <table:table-row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49">Direction name (up/down)</text:p>
            <text:p text:style-name="P52">Team (o<text:span text:style-name="T16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8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<text:soft-page-break/>Name</text:p>
            <text:p text:style-name="P7">Type (inner/outer)</text:p>
            <text:p text:style-name="P47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5">LineLocation</text:p>
          </table:table-cell>
        </table:table-row>
        <table:table-row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44">Direction(name), Is_Forward</text:p>
            <text:p text:style-name="P44">Is_Start, Is_End</text:p>
            <text:p text:style-name="P47">Turnaround%</text:p>
            <text:p text:style-name="P50">Sequence</text:p>
          </table:table-cell>
          <table:table-cell table:style-name="Table1.A2" office:value-type="string">
            <text:p text:style-name="P44">ReverseLoc</text:p>
            <text:p text:style-name="P44">Next</text:p>
            <text:p text:style-name="P51">Name</text:p>
          </table:table-cell>
          <table:table-cell table:style-name="Table1.D2" office:value-type="string">
            <text:p text:style-name="P24">Line</text:p>
            <text:p text:style-name="P28">Trains</text:p>
            <text:p text:style-name="P46">Incidents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29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Level</text:p>
          </table:table-cell>
          <table:table-cell table:style-name="Table2.B1" office:value-type="string">
            <text:p text:style-name="P32">Features</text:p>
          </table:table-cell>
        </table:table-row>
        <table:table-row>
          <table:table-cell table:style-name="Table2.A2" office:value-type="string">
            <text:p text:style-name="P30">Basic <text:span text:style-name="T9">(“Hornby”)</text:span></text:p>
          </table:table-cell>
          <table:table-cell table:style-name="Table2.B2" office:value-type="string">
            <text:p text:style-name="P30">1 line &amp; incidents only</text:p>
            <text:p text:style-name="P30">No variability, no competition</text:p>
          </table:table-cell>
        </table:table-row>
        <table:table-row>
          <table:table-cell table:style-name="Table2.A2" office:value-type="string">
            <text:p text:style-name="P30">Intermediate</text:p>
          </table:table-cell>
          <table:table-cell table:style-name="Table2.B2" office:value-type="string">
            <text:p text:style-name="P30">Multiple lines</text:p>
            <text:p text:style-name="P30">Competition</text:p>
            <text:p text:style-name="P30">Additional networks available</text:p>
            <text:p text:style-name="P30">More variability (incident severity)</text:p>
            <text:p text:style-name="P30">Limited time between rounds (or Pause)</text:p>
          </table:table-cell>
        </table:table-row>
        <table:table-row>
          <table:table-cell table:style-name="Table2.A2" office:value-type="string">
            <text:p text:style-name="P30">Advanced</text:p>
          </table:table-cell>
          <table:table-cell table:style-name="Table2.B2" office:value-type="string">
            <text:p text:style-name="P30">As Intermediate plus:</text:p>
            <text:p text:style-name="P30">Passengers (variable traffic)</text:p>
            <text:p text:style-name="P30">Staffing</text:p>
            <text:p text:style-name="P30">No time between rounds (can Pause)</text:p>
          </table:table-cell>
        </table:table-row>
        <table:table-row>
          <table:table-cell table:style-name="Table2.A2" office:value-type="string">
            <text:p text:style-name="P30">Expert</text:p>
          </table:table-cell>
          <table:table-cell table:style-name="Table2.B2" office:value-type="string">
            <text:p text:style-name="P30">Bid for/sell line franchises to other teams</text:p>
            <text:p text:style-name="P30">Game over when money runs out</text:p>
            <text:p text:style-name="P30">Customise incident frequency, starting money</text:p>
            <text:p text:style-name="P33">Multiple incidents per place</text:p>
          </table:table-cell>
        </table:table-row>
      </table:table>
      <text:p text:style-name="Text_20_body"/>
      <text:h text:style-name="P41" text:outline-level="3">Interaction</text:h>
      <text:p text:style-name="P37">Different rooms:</text:p>
      <text:list xml:id="list2500873926" text:style-name="L1">
        <text:list-item>
          <text:p text:style-name="P53">Control room (line operation &amp; incident management)</text:p>
        </text:list-item>
        <text:list-item>
          <text:p text:style-name="P53"><text:soft-page-break/>Board room (KPIs such as profit, passenger journeys, punctuality, top incidents, reputation, <text:span text:style-name="T10">buy/sell franchises</text:span>)</text:p>
        </text:list-item>
        <text:list-item>
          <text:p text:style-name="P53">Engineering dept <text:span text:style-name="T10">(maintenance)</text:span></text:p>
        </text:list-item>
        <text:list-item>
          <text:p text:style-name="P53">HR dept <text:span text:style-name="T10">(staffing, education, pay, morale, strikes, sickness)</text:span></text:p>
        </text:list-item>
        <text:list-item>
          <text:p text:style-name="P53">City/Network planner <text:span text:style-name="T11">(design networks)</text:span></text:p>
        </text:list-item>
      </text:list>
      <text:h text:style-name="P42" text:outline-level="3">Business rules</text:h>
      <text:p text:style-name="P36">Depot at each end of line</text:p>
      <text:p text:style-name="P36">Only depots can have initial trains</text:p>
      <text:p text:style-name="P36">Stations on multiple lines are separate for incident management purposes</text:p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34">No guarantee that networks, games etc will be preserved. <text:s/>Rights reserved to delete them if not used for &gt; 6 months</text:p>
      <text:p text:style-name="P35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38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  <text:h text:style-name="Heading_20_3" text:outline-level="3">References</text:h>
      <text:p text:style-name="P39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7T06:15:37.913199520</dc:date>
    <dc:creator>Simon Lambourn</dc:creator>
    <meta:editing-duration>PT12H35M28S</meta:editing-duration>
    <meta:editing-cycles>64</meta:editing-cycles>
    <meta:generator>LibreOffice/6.3.5.2$Linux_X86_64 LibreOffice_project/30$Build-2</meta:generator>
    <meta:document-statistic meta:table-count="2" meta:image-count="0" meta:object-count="0" meta:page-count="4" meta:paragraph-count="175" meta:word-count="444" meta:character-count="3119" meta:non-whitespace-character-count="2849"/>
  </office:meta>
</office:document-meta>
</file>